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Heading_20_1" style:list-style-name=""/>
    <style:style style:name="P3" style:family="paragraph" style:parent-style-name="Heading_20_1">
      <style:paragraph-properties fo:break-before="page"/>
    </style:style>
    <style:style style:name="P4" style:family="paragraph" style:parent-style-name="Contents_20_3">
      <style:paragraph-properties>
        <style:tab-stops>
          <style:tab-stop style:position="16.002cm" style:type="right" style:leader-style="dotted" style:leader-text="."/>
        </style:tab-stops>
      </style:paragraph-properties>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fo:font-size="11pt" style:font-size-asian="11pt" style:font-size-complex="11pt"/>
    </style:style>
    <style:style style:name="T5" style:family="text">
      <style:text-properties fo:font-size="11pt" fo:font-weight="bold" style:font-size-asian="11pt" style:font-weight-asian="bold" style:font-size-complex="11pt" style:font-weight-complex="bold"/>
    </style:style>
    <style:style style:name="fr1" style:family="graphic" style:parent-style-name="Frame">
      <style:graphic-properties style:wrap="none" style:vertical-pos="top" style:vertical-rel="paragraph-content" style:horizontal-pos="left" style:horizontal-rel="paragraph" fo:background-color="#e6e6e6" style:background-transparency="0%">
        <style:background-image/>
      </style:graphic-properties>
    </style:style>
    <style:style style:name="fr2" style:family="graphic" style:parent-style-name="Frame">
      <style:graphic-properties style:wrap="none" style:vertical-pos="top" style:vertical-rel="paragraph-content" style:horizontal-pos="center" style:horizontal-rel="paragraph" fo:background-color="#e6e6e6" style:background-transparency="0%">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MapperDao tutorial<text:tab/>2</text:p>
          <text:p text:style-name="P4">Downloading the source files<text:tab/>2</text:p>
          <text:p text:style-name="P4">Setting up the database connection and initializing mapperdao<text:tab/>2</text:p>
          <text:p text:style-name="P4">Creating a simple model<text:tab/>3</text:p>
          <text:p text:style-name="P4">Extending the domain model by adding attributes to products<text:tab/>6</text:p>
          <text:p text:style-name="P4">Adding categories to our products<text:tab/>9</text:p>
        </text:index-body>
      </text:table-of-content>
      <text:h text:style-name="P2" text:outline-level="1"/>
      <text:h text:style-name="P3" text:outline-level="1">MapperDao tutorial</text:h>
      <text:p text:style-name="Standard">We will create domain classes for a product catalogue and map it to the database tables using mapperdao. We will start with a simple domain model and tables and extend it as it goes.</text:p>
      <text:h text:style-name="Heading_20_3" text:outline-level="3">Downloading the source files</text:h>
      <text:p text:style-name="Standard">Please download the source files from </text:p>
      <text:p text:style-name="Standard"><text:a xlink:type="simple" xlink:href="http://code.google.com/p/mapperdao-examples/downloads/list"/></text:p>
      <text:p text:style-name="Standard"><text:a xlink:type="simple" xlink:href="http://code.google.com/p/mapperdao-examples/downloads/list">http://code.google.com/p/mapperdao-examples/downloads/list</text:a> </text:p>
      <text:p text:style-name="Standard"/>
      <text:p text:style-name="Standard">This tutorial goes through parts of the implementation of the productcatalogue example.</text:p>
      <text:h text:style-name="Heading_20_3" text:outline-level="3">Setting up the database connection and initializing mapperdao</text:h>
      <text:p text:style-name="Standard">For an online shop, we need to store product information into the database and be able to load those into domain classes. Our classes consist of a Product class which stores information for products, a Category class which stores information about the category that the product belongs to and the Attribute class which stores product attributes.</text:p>
      <text:p text:style-name="Standard"/>
      <text:p text:style-name="Standard">But initially we need a DataSource to configure mapperDao. For this example we will use apache dbcp to create a connection pool and the DataSource:</text:p>
      <text:p text:style-name="Standard"><draw:frame draw:style-name="fr1" draw:name="Frame18" text:anchor-type="paragraph" draw:z-index="17"><draw:text-box fo:min-height="1.709cm" fo:min-width="16.701cm"><text:p text:style-name="Standard"><text:span text:style-name="Example"><text:span text:style-name="T4">val properties = new Properties</text:span></text:span></text:p><text:p text:style-name="Standard"><text:span text:style-name="Example"><text:span text:style-name="T4">properties.load(getClass.getResourceAsStream("/jdbc.properties"))</text:span></text:span></text:p><text:p text:style-name="Standard"><text:span text:style-name="Example"><text:span text:style-name="T4">val dataSource = BasicDataSourceFactory.createDataSource(properties)</text:span></text:span></text:p></draw:text-box></draw:frame><text:span text:style-name="Example"/></text:p>
      <text:p text:style-name="Standard">This will configure a database connection pool according to the settings in jdbc.properties file. An example properties file follows:</text:p>
      <text:p text:style-name="Standard"/>
      <text:p text:style-name="Standard"><draw:frame draw:style-name="fr1" draw:name="Frame24" text:anchor-type="paragraph" draw:z-index="23"><draw:text-box fo:min-height="1.709cm" fo:min-width="16.701cm"><text:p text:style-name="Standard">driverClassName=org.postgresql.Driver</text:p><text:p text:style-name="Standard">url=jdbc:postgresql://localhost/productcatalogue</text:p><text:p text:style-name="Standard">username=productcatalogue</text:p><text:p text:style-name="Standard">password=secret</text:p></draw:text-box></draw:frame></text:p>
      <text:p text:style-name="Standard">We can now configure mapperDao. We need a list of all entities and then we can configure it using one of the convenient factory methods. In the following example we configure it for ProductEntity only and using the postgresql database driver. We will declare ProductEntity later on but for now here is the configuration:</text:p>
      <text:p text:style-name="Standard"/>
      <text:p text:style-name="Standard"><draw:frame draw:style-name="fr1" draw:name="Frame17" text:anchor-type="paragraph" draw:z-index="16"><draw:text-box fo:min-height="2.321cm" fo:min-width="16.701cm"><text:p text:style-name="Standard"><text:span text:style-name="Example"><text:span text:style-name="T4">val entities = List(ProductEntity)</text:span></text:span></text:p><text:p text:style-name="Standard"><text:span text:style-name="Example"><text:span text:style-name="T4">val (jdbc, mapperDao, queryDao,txManager) = Setup(“postgresql”, dataSource, entities)</text:span></text:span></text:p></draw:text-box></draw:frame></text:p>
      <text:p text:style-name="Standard">jdbc:Jdbc can be used to query/update the database with sql/ddl. mapperDao:MapperDao can be used to insert/update/select/delete entities and queryDao to query for entities. txManager:PlatformTransactionManager takes care of transactions. The 'val entities' is a list of all entities that we would like to use, currently just ProductEntity.</text:p>
      <text:p text:style-name="Standard"><text:soft-page-break/>For more information on configuring mapperdao, please see <text:a xlink:type="simple" xlink:href="https://code.google.com/p/mapperdao/wiki/SetupDaos">https://code.google.com/p/mapperdao/wiki/SetupDaos</text:a></text:p>
      <text:h text:style-name="Heading_20_3" text:outline-level="3">Creating a simple model</text:h>
      <text:p text:style-name="Standard">Our initial model will start simple, lets map just the Product entity and later on we'll do more than that.</text:p>
      <text:p text:style-name="Standard"><draw:frame draw:style-name="fr1" draw:name="Frame16" text:anchor-type="paragraph" draw:z-index="15"><draw:text-box fo:min-height="0.884cm" fo:min-width="16.701cm"><text:p text:style-name="Standard"><text:span text:style-name="Example"><text:span text:style-name="T4">case class Product(val title: String, val description: String)</text:span></text:span></text:p></draw:text-box></draw:frame><text:span text:style-name="Example"/></text:p>
      <text:p text:style-name="Standard">So far we only got a product title and a description. We can map this entity to 1 table. Here is the ddl for postgresql:</text:p>
      <text:p text:style-name="Standard"/>
      <text:p text:style-name="Standard"><draw:frame draw:style-name="fr1" draw:name="Frame15" text:anchor-type="paragraph" draw:z-index="14"><draw:text-box fo:min-height="2.773cm" fo:min-width="16.701cm"><text:p text:style-name="Standard"><text:span text:style-name="Example"><text:span text:style-name="T4">create table Product (</text:span></text:span></text:p><text:p text:style-name="Standard"><text:span text:style-name="Example"><text:span text:style-name="T4"><text:tab/>id serial not null,</text:span></text:span></text:p><text:p text:style-name="Standard"><text:span text:style-name="Example"><text:span text:style-name="T4"><text:tab/>title varchar(100) not null,</text:span></text:span></text:p><text:p text:style-name="Standard"><text:span text:style-name="Example"><text:span text:style-name="T4"><text:tab/>description text not null,</text:span></text:span></text:p><text:p text:style-name="Standard"><text:span text:style-name="Example"><text:span text:style-name="T4"><text:tab/>primary key(id)</text:span></text:span></text:p><text:p text:style-name="Standard"><text:span text:style-name="Example"><text:span text:style-name="T4">)</text:span></text:span></text:p></draw:text-box></draw:frame></text:p>
      <text:p text:style-name="Standard">Please note that the mapping will work for all supported databases but in this tutorial the ddl's will be for postgresql. For other databases, please see productcatalogue/ddl folder of the productcatalogue example: <text:a xlink:type="simple" xlink:href="http://code.google.com/p/mapperdao-examples/">http://code.google.com/p/mapperdao-examples/</text:a></text:p>
      <text:p text:style-name="Standard"/>
      <text:p text:style-name="Standard">Also note that the table contains an autogenerated id but our domain class doesn't. The id is a property of the database. Only a persisted entity contains an id. And that's also how mapperdao works. When an entity is loaded from the database, it will acquire the id via the IntId trait. (or LongId for entities with long id but please note that this mechanism is extensible and new traits can be used). Alternatively, if the id is not autogenerated, then it can be a field of the domain class but for this example we will use autogenerated id's. Don't worry, the id will be available whenever we need it, i.e. if we need to pass it as a parameter of a url. </text:p>
      <text:p text:style-name="Standard"/>
      <text:p text:style-name="Standard">Please consult mapperdao's wiki for more information regarding id's, autogenerated id's and sequences : <text:a xlink:type="simple" xlink:href="https://code.google.com/p/mapperdao/wiki/TableOfContents">https://code.google.com/p/mapperdao/wiki/TableOfContents</text:a></text:p>
      <text:p text:style-name="Standard"/>
      <text:p text:style-name="Standard">Lets now map the domain class to the database table. It's time to create the ProductEntity. MapperDao uses scala code to do the mapping. The mapping can be an object or a class and it is the equivalent of xml files that other orm's use. It maps all the columns and also contains a constructor method which is responsible for constructing instances of the entity.</text:p>
      <text:p text:style-name="Standard"><draw:frame draw:style-name="fr1" draw:name="Frame14" text:anchor-type="paragraph" draw:z-index="13"><draw:text-box fo:min-height="2.773cm" fo:min-width="16.701cm"><text:p text:style-name="Standard"><text:span text:style-name="Example"><text:span text:style-name="T4">import com.googlecode.mapperdao._</text:span></text:span></text:p><text:p text:style-name="Standard"><text:span text:style-name="Example"><text:span text:style-name="T4"/></text:span></text:p><text:p text:style-name="Standard"><text:span text:style-name="Example"><text:span text:style-name="T4">object ProductEntity extends Entity[IntId, Product] {</text:span></text:span></text:p><text:p text:style-name="Standard"><text:span text:style-name="Example"><text:span text:style-name="T4"><text:tab/>val </text:span></text:span><text:span text:style-name="Example"><text:span text:style-name="T5">id</text:span></text:span><text:span text:style-name="Example"><text:span text:style-name="T4"> = key("id") autogenerated (_.id)</text:span></text:span></text:p><text:p text:style-name="Standard"><text:span text:style-name="Example"><text:span text:style-name="T4"><text:tab/>val </text:span></text:span><text:span text:style-name="Example"><text:span text:style-name="T5">title</text:span></text:span><text:span text:style-name="Example"><text:span text:style-name="T4"> = column("title") to (_.title)</text:span></text:span></text:p><text:p text:style-name="Standard"><text:span text:style-name="Example"><text:span text:style-name="T4"><text:tab/>val </text:span></text:span><text:span text:style-name="Example"><text:span text:style-name="T5">description</text:span></text:span><text:span text:style-name="Example"><text:span text:style-name="T4"> = column("description") to (_.description)</text:span></text:span></text:p><text:p text:style-name="Standard"><text:span text:style-name="Example"><text:span text:style-name="T4"><text:tab/></text:span></text:span></text:p><text:p text:style-name="Standard"><text:span text:style-name="Example"><text:span text:style-name="T4"><text:tab/>def </text:span></text:span><text:span text:style-name="Example"><text:span text:style-name="T5">constructor</text:span></text:span><text:span text:style-name="Example"><text:span text:style-name="T4">(implicit m) = new Product(title, description) with IntId with Persisted {</text:span></text:span></text:p><text:p text:style-name="Standard"><text:span text:style-name="Example"><text:span text:style-name="T4"><text:tab/><text:tab/>val id: Int = ProductEntity.id</text:span></text:span></text:p><text:p text:style-name="Standard"><text:span text:style-name="Example"><text:span text:style-name="T4"><text:tab/>}</text:span></text:span></text:p><text:p text:style-name="Standard"><text:span text:style-name="Example"><text:span text:style-name="T4">}</text:span></text:span></text:p></draw:text-box></draw:frame><text:span text:style-name="Example"/></text:p>
      <text:p text:style-name="Standard"><text:soft-page-break/>The entity extends Entity[IntId,Product]. This means that the entity is of type [Product] but when loaded it is of type [Product with IntId]. IntId gives the 'id' field to the domain class.</text:p>
      <text:p text:style-name="Standard"/>
      <text:p text:style-name="Standard">The first mapping is the mapping of id column. It is an autogenerated key and it maps to Product.id column and Product.id field of [Product with IntId]. The field value is retrieved by the _.id function.</text:p>
      <text:p text:style-name="Standard"/>
      <text:p text:style-name="Standard"><text:span text:style-name="Example"><text:span text:style-name="T4">val </text:span></text:span><text:span text:style-name="Example"><text:span text:style-name="T5">id</text:span></text:span><text:span text:style-name="Example"><text:span text:style-name="T4"> = key("id") autogenerated (_.id)</text:span></text:span></text:p>
      <text:p text:style-name="Standard"><text:span text:style-name="Example"/></text:p>
      <text:p text:style-name="Standard">Next, the title column is mapped against Product.title field.</text:p>
      <text:p text:style-name="Standard"><text:span text:style-name="Example"/></text:p>
      <text:p text:style-name="Standard"><text:span text:style-name="Example"><text:span text:style-name="T4">val </text:span></text:span><text:span text:style-name="Example"><text:span text:style-name="T5">title</text:span></text:span><text:span text:style-name="Example"><text:span text:style-name="T4"> = column("title") to (_.title)</text:span></text:span></text:p>
      <text:p text:style-name="Standard"/>
      <text:p text:style-name="Standard">After the mapping of the description, the constructor definition follows:</text:p>
      <text:p text:style-name="Standard"/>
      <text:p text:style-name="Standard"><text:span text:style-name="Example"><text:span text:style-name="T4">def </text:span></text:span><text:span text:style-name="Example"><text:span text:style-name="T5">constructor</text:span></text:span><text:span text:style-name="Example"><text:span text:style-name="T4">(implicit m) = new Product(title, description) with IntId with Persisted {</text:span></text:span></text:p>
      <text:p text:style-name="Standard"><text:span text:style-name="Example"><text:span text:style-name="T4"><text:tab/>val id: Int = ProductEntity.id</text:span></text:span></text:p>
      <text:p text:style-name="Standard"><text:span text:style-name="Example"><text:span text:style-name="T4">}</text:span></text:span></text:p>
      <text:p text:style-name="Standard"><text:span text:style-name="Example"/></text:p>
      <text:p text:style-name="Standard">This method is used to construct instances of the Product class when it is loaded from the database. The implicit m:ValuesMap is a map that contains all the database values and it is implicitly used to convert the title and description columns to their String values. We could also explicitly convert them, i.e. m(title) would return a String and even further we could i.e. do m(title).toLowerCase or any other data transformation. (Please note that in order to not provide the type of m, the -Xexperimental should be enabled for scala 2.9.1, otherwise just declare the constructor as def constructor(implicit m:ValuesMap ...)</text:p>
      <text:p text:style-name="Standard"/>
      <text:p text:style-name="Standard">The constructor creates a new Product with IntId with Persisted. <text:s/>Persisted is used internally by mapperdao to track changes to the instance. IntId is more interesting, it provides the id field which gets it's value of the autogenerated id column. Later on when we insert the instance with </text:p>
      <text:p text:style-name="Standard"/>
      <text:p text:style-name="Standard"><text:span text:style-name="Example"><text:span text:style-name="T4">val inserted=mapperDao.insert(ProductEntity,Product(“title”,”desc”)) </text:span></text:span></text:p>
      <text:p text:style-name="Standard"/>
      <text:p text:style-name="Standard">inserted.id will contain the autogenerated id. And that's a good thing because when we create in-memory instances of Product class, those don't contain a valid database id and hence it is better that we don't have to provide dummy id's. But as soon as we persist them, mapperdao returns the same entity but with IntId (or LongId etc) mixed in, which again is correct since now the entity is persisted and hence contains an autogenerated id.</text:p>
      <text:p text:style-name="Standard"/>
      <text:p text:style-name="Standard">Now we are ready to use mapperdao to insert, select, update and delete the Product entity:</text:p>
      <text:p text:style-name="Standard"/>
      <text:p text:style-name="Standard"><draw:frame draw:style-name="fr1" draw:name="Frame13" text:anchor-type="paragraph" draw:z-index="12"><draw:text-box fo:min-height="1.778cm" fo:min-width="16.701cm"><text:p text:style-name="Standard"><text:span text:style-name="Example">val inserted=mapperDao.insert(ProductEntity,Product(“title”,”desc”))</text:span></text:p><text:p text:style-name="Standard"><text:span text:style-name="Example">println(inserted.id)</text:span></text:p><text:p text:style-name="Standard"><text:span text:style-name="Example">val updated=</text:span></text:p><text:p text:style-name="Standard"><text:span text:style-name="Example"><text:tab/>mapperDao.update(ProductEntity,inserted,Product(“newv”,”newv”))</text:span></text:p><text:p text:style-name="Standard"><text:span text:style-name="Example">val selected=mapperDao.select(ProductEntity,updated.id)</text:span></text:p><text:p text:style-name="Standard"><text:span text:style-name="Example">mapperDao.delete(ProductEntity,inserted)</text:span></text:p></draw:text-box></draw:frame></text:p>
      <text:p text:style-name="Standard">We can also create Dao's using the helper traits:</text:p>
      <text:p text:style-name="Standard"/>
      <text:p text:style-name="Standard"><draw:frame draw:style-name="fr1" draw:name="Frame12" text:anchor-type="paragraph" draw:z-index="11"><draw:text-box fo:min-height="0.499cm" fo:min-width="2cm"><text:p text:style-name="Standard"><text:span text:style-name="Example">abstract class ProductsDao extends TransactionalIntIdCRUD[Product] </text:span></text:p><text:p text:style-name="Standard"><text:span text:style-name="Example"><text:tab/>with IntIdAll[Product] {</text:span></text:p><text:p text:style-name="Standard"><text:span text:style-name="Example"><text:tab/>val entity = ProductEntity</text:span></text:p><text:p text:style-name="Standard"><text:span text:style-name="Example">}</text:span></text:p></draw:text-box></draw:frame><text:soft-page-break/><text:span text:style-name="Example"/></text:p>
      <text:p text:style-name="Standard">This not only creates a dao that can do CRUD but also can do queries (via the IntIdAll trait) and paginate the data. Of course it is not hard at all to replicate this functionality using queryDao and mapperDao, but the traits certainly help.</text:p>
      <text:p text:style-name="Standard"/>
      <text:p text:style-name="Standard">Now we can instantiate our dao and inject it's dependencies.</text:p>
      <text:p text:style-name="Standard"><draw:frame draw:style-name="fr1" draw:name="Frame11" text:anchor-type="paragraph" draw:z-index="10"><draw:text-box fo:min-height="0.499cm" fo:min-width="2cm"><text:p text:style-name="Standard"><text:span text:style-name="Example">val productsDao = new ProductsDao {</text:span></text:p><text:p text:style-name="Standard"><text:span text:style-name="Example"><text:tab/>val (mapperDao, queryDao, txManager) = (md, q, txM)</text:span></text:p><text:p text:style-name="Standard"><text:span text:style-name="Example">}</text:span></text:p></draw:text-box></draw:frame><text:span text:style-name="Example"/></text:p>
      <text:p text:style-name="Standard">Using this dao, crud operations are easy. Inserting, selecting and deleting is a breeze with mapperdao. For insert, we just need to provide a new instance of the entity along with all related entities. MapperDao will insert the entity and also insert/update any related entities as necessary. Same goes for select, mapperdao will fetch all related entities from the database, but please note that this is configurable, i.e. only some related entities might be configured to be inserted, updated or retrieved. Please look at <text:a xlink:type="simple" xlink:href="https://code.google.com/p/mapperdao/wiki/ConfigurableCRUD">https://code.google.com/p/mapperdao/wiki/ConfigurableCRUD</text:a> for more information. </text:p>
      <text:p text:style-name="Standard"/>
      <text:p text:style-name="Standard">Updating entities is a bit trickier. MapperDao support immutable entities. And because immutable entities can't change, mapperdao allows them to be updated by providing a new instance of the entity with the new values. For case classes that can be easy, i.e. inserted.copy(title=”new title”) will create a copy of the inserted entity with a different title.</text:p>
      <text:p text:style-name="Standard"/>
      <text:p text:style-name="Standard">Lets see an example of some operations:</text:p>
      <text:p text:style-name="Standard"><draw:frame draw:style-name="fr1" draw:name="Frame10" text:anchor-type="paragraph" draw:z-index="9"><draw:text-box fo:min-height="0.499cm" fo:min-width="2cm"><text:p text:style-name="Standard"><text:span text:style-name="Example">val inserted=productsDao.create(Product(“p1”,”desc”))</text:span></text:p><text:p text:style-name="Standard"><text:span text:style-name="Example">println(inserted.id)</text:span></text:p><text:p text:style-name="Standard"><text:span text:style-name="Example">val updated=productsDao.update(inserted,Product(“new title”,”new desc”))</text:span></text:p><text:p text:style-name="Standard"><text:span text:style-name="Example"/></text:p><text:p text:style-name="Standard"><text:span text:style-name="Example">val selected=productsDao.select(updated.id)</text:span></text:p><text:p text:style-name="Standard"><text:span text:style-name="Example">// selected is now Product(“new title”,”new desc”)</text:span></text:p><text:p text:style-name="Standard"><text:span text:style-name="Example">val list=productsDao.page(1,10)</text:span></text:p><text:p text:style-name="Standard"><text:span text:style-name="Example">// list:List[Product with IntId] now contains the 1</text:span><text:span text:style-name="Example"><text:span text:style-name="T2">st</text:span></text:span><text:span text:style-name="Example"> page of </text:span></text:p><text:p text:style-name="Standard"><text:span text:style-name="Example">// products, each page having 10 items.</text:span></text:p></draw:text-box></draw:frame><text:span text:style-name="Example"/></text:p>
      <text:p text:style-name="Standard">MapperDao contains strong support for pagination in all supported databases. We can fetch a page of all the data for an entity or a page of a query on that same entity.</text:p>
      <text:p text:style-name="Standard"/>
      <text:p text:style-name="Standard">We can also do all short of queries using the query DSL.</text:p>
      <text:p text:style-name="Standard"/>
      <text:p text:style-name="Standard"><draw:frame draw:style-name="fr1" draw:name="Frame9" text:anchor-type="paragraph" draw:z-index="8"><draw:text-box fo:min-height="2.773cm" fo:min-width="16.674cm"><text:p text:style-name="Standard"><text:span text:style-name="Example">import com.googlecode.mapperdao.Query._</text:span></text:p><text:p text:style-name="Standard"><text:span text:style-name="Example"/></text:p><text:p text:style-name="Standard"><text:span text:style-name="Example">val q=select from ProductEntity where ProductEntity.title like “jean”</text:span></text:p><text:p text:style-name="Standard"><text:span text:style-name="Example">queryDao.query(q) // returns List[Product with IntId]</text:span></text:p></draw:text-box></draw:frame></text:p>
      <text:p text:style-name="Standard"><text:soft-page-break/>It might be better to alias ProductEntity so that our query is more readable:</text:p>
      <text:h text:style-name="Heading_20_3" text:outline-level="3"><draw:frame draw:style-name="fr1" draw:name="Frame8" text:anchor-type="paragraph" draw:z-index="7"><draw:text-box fo:min-height="5.242cm" fo:min-width="16.753cm"><text:p text:style-name="Standard"><text:span text:style-name="Example">import com.googlecode.mapperdao.Query._</text:span></text:p><text:p text:style-name="Standard"><text:span text:style-name="Example"/></text:p><text:p text:style-name="Standard"><text:span text:style-name="Example">val pe=ProductEntity</text:span></text:p><text:p text:style-name="Standard"><text:span text:style-name="Example">val q=select from pe where pe.title like “jean”</text:span></text:p><text:p text:style-name="Standard"><text:span text:style-name="Example"/></text:p><text:p text:style-name="Standard"><text:span text:style-name="Example">// … or an even more readable version of the same:</text:span></text:p><text:p text:style-name="Standard"><text:span text:style-name="Example">val q=(</text:span></text:p><text:p text:style-name="Standard"><text:span text:style-name="Example"><text:tab/>select </text:span></text:p><text:p text:style-name="Standard"><text:span text:style-name="Example"><text:tab/>from pe </text:span></text:p><text:p text:style-name="Standard"><text:span text:style-name="Example"><text:tab/>where pe.title like “jean”</text:span></text:p><text:p text:style-name="Standard"><text:span text:style-name="Example">)</text:span></text:p><text:p text:style-name="Standard"><text:span text:style-name="Example">queryDao.query(q) // returns List[Product with IntId]</text:span></text:p></draw:text-box></draw:frame><text:span text:style-name="Example"/></text:h>
      <text:h text:style-name="Heading_20_3" text:outline-level="3">Extending the domain model by adding attributes to products</text:h>
      <text:p text:style-name="Standard">All our infrastructure is now in place and we can extend our domain model to include other product information. For a start, our products have attributes, an attribute been a key/value pair. Each product can have 1 or more attributes and attributes are shared by products. i.e. many products can have the attribute colour=red. We'll create this as a many-to-many relationship. Lets see our extended domain model:</text:p>
      <text:p text:style-name="Standard"><draw:frame draw:style-name="fr1" draw:name="Frame7" text:anchor-type="paragraph" draw:z-index="6"><draw:text-box fo:min-height="3.464cm" fo:min-width="16.727cm"><text:p text:style-name="Standard"><text:span text:style-name="Example">case class Product(</text:span></text:p><text:p text:style-name="Standard"><text:span text:style-name="Example"><text:tab/>val title: String,</text:span></text:p><text:p text:style-name="Standard"><text:span text:style-name="Example"><text:tab/>val description: String,</text:span></text:p><text:p text:style-name="Standard"><text:span text:style-name="Example"><text:tab/></text:span><text:span text:style-name="Example"><text:span text:style-name="T1">val attributes: Set[Attribute]</text:span></text:span></text:p><text:p text:style-name="Standard"><text:span text:style-name="Example">}</text:span></text:p><text:p text:style-name="Standard"><text:span text:style-name="Example"/></text:p><text:p text:style-name="Standard"><text:span text:style-name="Example">case class </text:span><text:span text:style-name="Example"><text:span text:style-name="T1">Attribute</text:span></text:span><text:span text:style-name="Example">(val name: String, val value: String)</text:span></text:p></draw:text-box></draw:frame></text:p>
      <text:p text:style-name="Standard">Ok, now our product contains Set of attributes. We would need to add the relevant tables to our database schema in order to create this many-to-many relationship.</text:p>
      <text:p text:style-name="Standard"/>
      <text:p text:style-name="Standard"><draw:frame draw:style-name="fr2" draw:name="Frame6" text:anchor-type="paragraph" draw:z-index="5"><draw:text-box fo:min-height="0.499cm" fo:min-width="2cm"><text:p text:style-name="Standard"><text:span text:style-name="Example">create table </text:span><text:span text:style-name="Example"><text:span text:style-name="T1">Attribute</text:span></text:span><text:span text:style-name="Example"> (</text:span></text:p><text:p text:style-name="Standard"><text:span text:style-name="Example"><text:tab/>id serial not null,</text:span></text:p><text:p text:style-name="Standard"><text:span text:style-name="Example"><text:tab/>name varchar(100) not null,</text:span></text:p><text:p text:style-name="Standard"><text:span text:style-name="Example"><text:tab/>value varchar(100) not null,</text:span></text:p><text:p text:style-name="Standard"><text:span text:style-name="Example"><text:tab/>primary key(id)</text:span></text:p><text:p text:style-name="Standard"><text:span text:style-name="Example">)</text:span></text:p><text:p text:style-name="Standard"><text:span text:style-name="Example"/></text:p><text:p text:style-name="Standard"><text:span text:style-name="Example">create table </text:span><text:span text:style-name="Example"><text:span text:style-name="T1">Product_Attribute</text:span></text:span><text:span text:style-name="Example"> (</text:span></text:p><text:p text:style-name="Standard"><text:span text:style-name="Example"><text:tab/>product_id int not null,</text:span></text:p><text:p text:style-name="Standard"><text:span text:style-name="Example"><text:tab/>attribute_id int not null,</text:span></text:p><text:p text:style-name="Standard"><text:span text:style-name="Example"><text:tab/>foreign key (product_id) references Product(id) on delete cascade,</text:span></text:p><text:p text:style-name="Standard"><text:span text:style-name="Example"><text:tab/>foreign key (attribute_id) references Attribute(id) on delete cascade</text:span></text:p><text:p text:style-name="Standard"><text:span text:style-name="Example">)</text:span></text:p></draw:text-box></draw:frame></text:p>
      <text:p text:style-name="Standard">Now we're ready to change the mappings to include this new relationship.</text:p>
      <text:p text:style-name="Standard"/>
      <text:p text:style-name="Standard"><draw:frame draw:style-name="fr2" draw:name="Frame5" text:anchor-type="paragraph" draw:z-index="4"><draw:text-box fo:min-height="0.499cm" fo:min-width="2cm"><text:p text:style-name="Standard"/><text:p text:style-name="Standard"><text:span text:style-name="Example">object ProductEntity extends Entity[IntId, Product] {</text:span></text:p><text:p text:style-name="Standard"><text:span text:style-name="Example"><text:tab/>val id = key("id") autogenerated (_.id)</text:span></text:p><text:p text:style-name="Standard"><text:span text:style-name="Example"><text:tab/>val title = column("title") to (_.title)</text:span></text:p><text:p text:style-name="Standard"><text:span text:style-name="Example"><text:tab/>val description = column("description") to (_.description)</text:span></text:p><text:p text:style-name="Standard"><text:span text:style-name="Example"><text:span text:style-name="T1"><text:tab/>val attributes = manytomany(AttributeEntity) to (_.attributes)</text:span></text:span></text:p><text:p text:style-name="Standard"><text:span text:style-name="Example"><text:span text:style-name="T1"/></text:span></text:p><text:p text:style-name="Standard"><text:span text:style-name="Example"><text:tab/>def constructor(implicit m) = new Product(title, </text:span></text:p><text:p text:style-name="Standard"><text:span text:style-name="Example"><text:tab/><text:tab/>description, <text:s/></text:span><text:span text:style-name="Example"><text:span text:style-name="T1">attributes</text:span></text:span><text:span text:style-name="Example">) with IntId with Persisted {</text:span></text:p><text:p text:style-name="Standard"><text:span text:style-name="Example"><text:tab/><text:tab/>val id: Int = ProductEntity.id</text:span></text:p><text:p text:style-name="Standard"><text:span text:style-name="Example"><text:tab/>}</text:span></text:p><text:p text:style-name="Standard"><text:span text:style-name="Example">}</text:span></text:p></draw:text-box></draw:frame><text:soft-page-break/><text:span text:style-name="Example"/></text:p>
      <text:p text:style-name="Standard">Please notice the mapping of attributes using the AttributeEntity. A manytomany relationship between Product and Attribute entities is declared and maps to _.attributes. If we don't specify column and join table names, mapperdao will map them using convention, this means <text:s/>the mapping will be via Product_Attribute table and product_id,attribute_id columns. Please see the wiki on how to customize those.</text:p>
      <text:p text:style-name="Standard"/>
      <text:p text:style-name="Standard">Finally, the new Attribute class needs it's own mapping:</text:p>
      <text:p text:style-name="Standard"><draw:frame draw:style-name="fr2" draw:name="Frame4" text:anchor-type="paragraph" draw:z-index="3"><draw:text-box fo:min-height="0.499cm" fo:min-width="2cm"><text:p text:style-name="Standard"><text:span text:style-name="Example">object </text:span><text:span text:style-name="Example"><text:span text:style-name="T1">AttributeEntity</text:span></text:span><text:span text:style-name="Example"> extends Entity[IntId, Attribute] {</text:span></text:p><text:p text:style-name="Standard"><text:span text:style-name="Example"><text:tab/>val id = key("id") autogenerated (_.id)</text:span></text:p><text:p text:style-name="Standard"><text:span text:style-name="Example"><text:tab/>val name = column("name") to (_.name)</text:span></text:p><text:p text:style-name="Standard"><text:span text:style-name="Example"><text:tab/>val value = column("value") to (_.value)</text:span></text:p><text:p text:style-name="Standard"><text:span text:style-name="Example"><text:tab/>def constructor(implicit m) = new Attribute(name, value) with IntId </text:span></text:p><text:p text:style-name="Standard"><text:span text:style-name="Example"><text:tab/><text:tab/>with Persisted {</text:span></text:p><text:p text:style-name="Standard"><text:span text:style-name="Example"><text:tab/><text:tab/>val id: Int = AttributeEntity.id</text:span></text:p><text:p text:style-name="Standard"><text:span text:style-name="Example"><text:tab/>}</text:span></text:p><text:p text:style-name="Standard"><text:span text:style-name="Example">}</text:span></text:p></draw:text-box></draw:frame><text:span text:style-name="Example"/></text:p>
      <text:p text:style-name="Standard">It will be useful to create a dao for attributes. This way we can add methods to get or create an attribute if it doesn't already exist into the database. That will come handy since we then can easily load/create attributes when we create/update our product catalogue.</text:p>
      <text:p text:style-name="Standard"><draw:frame draw:style-name="fr2" draw:name="Frame3" text:anchor-type="paragraph" draw:z-index="2"><draw:text-box fo:min-height="0.499cm" fo:min-width="2cm"><text:p text:style-name="Standard"><text:span text:style-name="Example">abstract class AttributesDao extends </text:span></text:p><text:p text:style-name="Standard"><text:span text:style-name="Example"><text:tab/><text:tab/>TransactionalIntIdCRUD[Attribute] {</text:span></text:p><text:p text:style-name="Standard"><text:span text:style-name="Example"><text:tab/>protected val entity = AttributeEntity</text:span></text:p><text:p text:style-name="Standard"><text:span text:style-name="Example"/></text:p><text:p text:style-name="Standard"><text:span text:style-name="Example"><text:tab/>protected val queryDao: QueryDao</text:span></text:p><text:p text:style-name="Standard"><text:span text:style-name="Example"><text:tab/></text:span><text:span text:style-name="Example"><text:span text:style-name="T1">import Query._</text:span></text:span><text:span text:style-name="Example"> // import the query DSL</text:span></text:p><text:p text:style-name="Standard"><text:span text:style-name="Example"/></text:p><text:p text:style-name="Standard"><text:span text:style-name="Example"><text:tab/>// alias for queries</text:span></text:p><text:p text:style-name="Standard"><text:span text:style-name="Example"><text:tab/>private </text:span><text:span text:style-name="Example"><text:span text:style-name="T1">val a</text:span></text:span><text:span text:style-name="Example"> = </text:span><text:span text:style-name="Example">AttributeEntity</text:span></text:p><text:p text:style-name="Standard"><text:span text:style-name="Example"/></text:p><text:p text:style-name="Standard"><text:span text:style-name="Example"><text:tab/></text:span><text:span text:style-name="Example"><text:span text:style-name="T1">def getOrCreate(name: String, value: String): Attribute</text:span></text:span><text:span text:style-name="Example"> = {</text:span></text:p><text:p text:style-name="Standard"><text:span text:style-name="Example"><text:tab/><text:tab/>val q = (</text:span></text:p><text:p text:style-name="Standard"><text:span text:style-name="Example"><text:tab/><text:tab/><text:tab/>select from a</text:span></text:p><text:p text:style-name="Standard"><text:span text:style-name="Example"><text:tab/><text:tab/><text:tab/>where</text:span></text:p><text:p text:style-name="Standard"><text:span text:style-name="Example"><text:tab/><text:tab/><text:tab/>a.name === name</text:span></text:p><text:p text:style-name="Standard"><text:span text:style-name="Example"><text:tab/><text:tab/><text:tab/>and a.value === value</text:span></text:p><text:p text:style-name="Standard"><text:span text:style-name="Example"><text:tab/><text:tab/>)</text:span></text:p><text:p text:style-name="Standard"><text:span text:style-name="Example"><text:tab/><text:tab/>queryDao.querySingleResult(q).</text:span></text:p><text:p text:style-name="Standard"><text:span text:style-name="Example"><text:tab/><text:tab/><text:tab/>getOrElse(create(Attribute(name, value)))</text:span></text:p><text:p text:style-name="Standard"><text:span text:style-name="Example"><text:tab/>}</text:span></text:p><text:p text:style-name="Standard"><text:span text:style-name="Example">}</text:span></text:p></draw:text-box></draw:frame><text:soft-page-break/></text:p>
      <text:p text:style-name="Standard">Please note that we import Query._ which contains the DSL for querying. We then create 'a', an alias for AttributeEntity that we use later on in our query. Our query tries to find if there is already a row with the same name and value and if yes, it loads it. If no, it creates <text:s/>the attribute and by calling create(), it stores it in the database. create() is method provided by the TransactionalIntIdCRUD trait. The return value of create(Attribute(name, value)) is an Attribute with IntId.</text:p>
      <text:p text:style-name="Standard"/>
      <text:p text:style-name="Standard">Now we are ready to add and manipulate some products with attributes into our database.</text:p>
      <text:p text:style-name="Standard"><draw:frame draw:style-name="fr2" draw:name="Frame2" text:anchor-type="paragraph" draw:z-index="1"><draw:text-box fo:min-height="0.499cm" fo:min-width="2cm"><text:p text:style-name="Standard"><text:span text:style-name="Example">// create 2 attributes</text:span></text:p><text:p text:style-name="Standard"><text:span text:style-name="Example">val a1 = attributesDao.getOrCreate("performance", "fast")</text:span></text:p><text:p text:style-name="Standard"><text:span text:style-name="Example">val a2 = attributesDao.getOrCreate("security", "extra secure")</text:span></text:p><text:p text:style-name="Standard"><text:span text:style-name="Example"/></text:p><text:p text:style-name="Standard"><text:span text:style-name="Example">// create a product that has those 2 attributes. </text:span></text:p><text:p text:style-name="Standard"><text:span text:style-name="Example">// ProductsDao uses the Transactional trait and hence all </text:span></text:p><text:p text:style-name="Standard"><text:span text:style-name="Example">// inserts will be within a transaction</text:span></text:p><text:p text:style-name="Standard"><text:span text:style-name="Example">val p = productsDao.create(Product("test1", "desc1", Set(a1, a2)))</text:span></text:p><text:p text:style-name="Standard"><text:span text:style-name="Example"/></text:p><text:p text:style-name="Standard"><text:span text:style-name="Example">// time to remove a2 from product.</text:span></text:p><text:p text:style-name="Standard"><text:span text:style-name="Example">val u1 = productsDao.update(p, Product(p.title, p.description, Set(a1)))</text:span></text:p><text:p text:style-name="Standard"><text:span text:style-name="Example"/></text:p><text:p text:style-name="Standard"><text:span text:style-name="Example">// now add a new attribute. This new attribute, will be added to</text:span></text:p><text:p text:style-name="Standard"><text:span text:style-name="Example">// the product but also inserted into the database in 1 single</text:span></text:p><text:p text:style-name="Standard"><text:span text:style-name="Example">// transaction.</text:span></text:p><text:p text:style-name="Standard"><text:span text:style-name="Example">val u2 = productsDao.update(p, Product(p.title, p.description, Set(a1,Attribute(“peformance”,”slow”)))</text:span></text:p></draw:text-box></draw:frame></text:p>
      <text:p text:style-name="Standard">Finally, having our entities sorted out, we can do various queries, always importing Query._ so that the query DSL is in scope:</text:p>
      <text:p text:style-name="Standard"/>
      <text:p text:style-name="Standard"><draw:frame draw:style-name="fr2" draw:name="Frame1" text:anchor-type="paragraph" draw:z-index="0"><draw:text-box fo:min-height="0.499cm" fo:min-width="2cm"><text:p text:style-name="Standard"><text:span text:style-name="Example">// aliases</text:span></text:p><text:p text:style-name="Standard"><text:span text:style-name="Example">val p = ProductEntity</text:span></text:p><text:p text:style-name="Standard"><text:span text:style-name="Example">val attr = AttributeEntity</text:span></text:p><text:p text:style-name="Standard"><text:span text:style-name="Example"/></text:p><text:p text:style-name="Standard"><text:span text:style-name="Example">// get all : List[Product with IntId]</text:span></text:p><text:p text:style-name="Standard"><text:span text:style-name="Example">val l=queryDao.query(select from p) </text:span></text:p><text:p text:style-name="Standard"><text:span text:style-name="Example"/></text:p><text:p text:style-name="Standard"><text:span text:style-name="Example">// get a List[Product with IntId] containing 20 items starting </text:span></text:p><text:p text:style-name="Standard"><text:span text:style-name="Example">// from the 10nth row</text:span></text:p><text:p text:style-name="Standard"><text:span text:style-name="Example">val l=queryDao.query(</text:span></text:p><text:p text:style-name="Standard"><text:span text:style-name="Example"><text:tab/>QueryConfig(offset = Some(10), limit = Some(20)), </text:span></text:p><text:p text:style-name="Standard"><text:span text:style-name="Example"><text:tab/>select from p)</text:span></text:p><text:p text:style-name="Standard"><text:span text:style-name="Example"/></text:p><text:p text:style-name="Standard"><text:span text:style-name="Example">// find all red products by joining p=&gt;p.attributes=&gt;attr</text:span></text:p><text:p text:style-name="Standard"><text:span text:style-name="Example">val l=queryDao.query(</text:span></text:p><text:p text:style-name="Standard"><text:span text:style-name="Example"><text:tab/>select from p </text:span></text:p><text:p text:style-name="Standard"><text:span text:style-name="Example"><text:tab/>join (p, p.attributes, attr) </text:span></text:p><text:p text:style-name="Standard"><text:span text:style-name="Example"><text:tab/>where attr.value === "red'")</text:span></text:p><text:p text:style-name="Standard"><text:span text:style-name="Example"/></text:p><text:p text:style-name="Standard"><text:span text:style-name="Example">// get all products but order them according to their </text:span></text:p><text:p text:style-name="Standard"><text:span text:style-name="Example">// attribute values (asc) and product id's (desc)</text:span></text:p><text:p text:style-name="Standard"><text:span text:style-name="Example">val l = queryDao.query(</text:span></text:p><text:p text:style-name="Standard"><text:span text:style-name="Example"><text:tab/>select from p </text:span></text:p><text:p text:style-name="Standard"><text:span text:style-name="Example"><text:tab/>join (p, p.attributes, attr) </text:span></text:p><text:p text:style-name="Standard"><text:span text:style-name="Example"><text:tab/>orderBy (attr.value, asc, p.id, desc)</text:span></text:p><text:p text:style-name="Standard"><text:span text:style-name="Example">)</text:span></text:p></draw:text-box></draw:frame><text:soft-page-break/></text:p>
      <text:h text:style-name="Heading_20_3" text:outline-level="3">Adding categories to our products</text:h>
      <text:p text:style-name="Standard">We will now improve our domain classes by adding categories to the products. A TV will belong to the TV category or say to the 30' TV category. There will be a number of categories and each product will belong to one or more of them. This can be mapped with a many-to-many relationship. But also each category can have a parent category. For example category 46'' TV's will have TV's as it's parent category. This can be mapped as a many-to-one relationship between categories and itself. Since there will be root categories without parents, the parent category is optional. Hence, the parent category will be an Option[Category].</text:p>
      <text:p text:style-name="Standard"/>
      <text:p text:style-name="Standard">For a start, lets write the ddl for the new tables:</text:p>
      <text:p text:style-name="Standard"/>
      <text:p text:style-name="Standard"><draw:frame draw:style-name="fr2" draw:name="Frame20" text:anchor-type="paragraph" draw:z-index="19"><draw:text-box fo:min-height="6.724cm" fo:min-width="16.642cm"><text:p text:style-name="Standard"><text:span text:style-name="Example">create table </text:span><text:span text:style-name="Example"><text:span text:style-name="T1">Category</text:span></text:span><text:span text:style-name="Example"> (</text:span></text:p><text:p text:style-name="Standard"><text:span text:style-name="Example"><text:tab/>id serial not null,</text:span></text:p><text:p text:style-name="Standard"><text:span text:style-name="Example"><text:tab/>name varchar(100) not null,</text:span></text:p><text:p text:style-name="Standard"><text:span text:style-name="Example"><text:tab/></text:span><text:span text:style-name="Example"><text:span text:style-name="T1">parent_id int,</text:span></text:span></text:p><text:p text:style-name="Standard"><text:span text:style-name="Example"><text:tab/>primary key(id),</text:span></text:p><text:p text:style-name="Standard"><text:span text:style-name="Example"><text:tab/>foreign key(parent_id) references Category(id) on delete cascade</text:span></text:p><text:p text:style-name="Standard"><text:span text:style-name="Example">)</text:span></text:p><text:p text:style-name="Standard"><text:span text:style-name="Example"/></text:p><text:p text:style-name="Standard"><text:span text:style-name="Example">create table </text:span><text:span text:style-name="Example"><text:span text:style-name="T1">Product_Category</text:span></text:span><text:span text:style-name="Example"> (</text:span></text:p><text:p text:style-name="Standard"><text:span text:style-name="Example"><text:span text:style-name="T1"><text:tab/>product_id int not null,</text:span></text:span></text:p><text:p text:style-name="Standard"><text:span text:style-name="Example"><text:span text:style-name="T1"><text:tab/>category_id int not null,</text:span></text:span></text:p><text:p text:style-name="Standard"><text:span text:style-name="Example"><text:tab/>primary key(product_id,category_id),</text:span></text:p><text:p text:style-name="Standard"><text:span text:style-name="Example"><text:tab/>foreign key(product_id) references Product(id) on delete cascade,</text:span></text:p><text:p text:style-name="Standard"><text:span text:style-name="Example"><text:tab/>foreign key(category_id) references Category(id) on delete cascade</text:span></text:p><text:p text:style-name="Standard"><text:span text:style-name="Example">)</text:span></text:p></draw:text-box></draw:frame><text:soft-page-break/></text:p>
      <text:p text:style-name="Standard">Lets now modify our domail model. Not only we will add a List of Categories to our Product class, but also each Category will have a parent:Option[Category] parent category.</text:p>
      <text:p text:style-name="Standard"/>
      <text:p text:style-name="Standard"><draw:frame draw:style-name="fr2" draw:name="Frame19" text:anchor-type="paragraph" draw:z-index="18"><draw:text-box fo:min-height="6.724cm" fo:min-width="16.642cm"><text:p text:style-name="Standard"><text:span text:style-name="Example">case class Product(</text:span></text:p><text:p text:style-name="Standard"><text:span text:style-name="Example"><text:tab/><text:tab/>val title: String,</text:span></text:p><text:p text:style-name="Standard"><text:span text:style-name="Example"><text:tab/><text:tab/>val description: String,</text:span></text:p><text:p text:style-name="Standard"><text:span text:style-name="Example"><text:tab/><text:tab/>val attributes: Set[Attribute],</text:span></text:p><text:p text:style-name="Standard"><text:span text:style-name="Example"><text:tab/><text:tab/></text:span><text:span text:style-name="Example"><text:span text:style-name="T1">val categories: List[Category]</text:span></text:span></text:p><text:p text:style-name="Standard"><text:span text:style-name="Example">}</text:span></text:p><text:p text:style-name="Standard"><text:span text:style-name="Example"/></text:p><text:p text:style-name="Standard"><text:span text:style-name="Example">case class Attribute(val name: String, val value: String)</text:span></text:p><text:p text:style-name="Standard"><text:span text:style-name="Example"/></text:p><text:p text:style-name="Standard"><text:span text:style-name="Example">case class Category(</text:span></text:p><text:p text:style-name="Standard"><text:span text:style-name="Example"><text:tab/>val name: String, </text:span></text:p><text:p text:style-name="Standard"><text:span text:style-name="Example"><text:tab/></text:span><text:span text:style-name="Example"><text:span text:style-name="T1">val parent: Option[Category]</text:span></text:span></text:p><text:p text:style-name="Standard"><text:span text:style-name="Example">)</text:span></text:p></draw:text-box></draw:frame><text:span text:style-name="Example"/></text:p>
      <text:p text:style-name="Standard">It is now time to map the domain classes to the tables.</text:p>
      <text:p text:style-name="Standard"><draw:frame draw:style-name="fr2" draw:name="Frame21" text:anchor-type="paragraph" draw:z-index="20"><draw:text-box fo:min-height="6.724cm" fo:min-width="16.642cm"><text:p text:style-name="Standard"><text:span text:style-name="Example">object ProductEntity extends Entity[IntId, Product] {</text:span></text:p><text:p text:style-name="Standard"><text:span text:style-name="Example"><text:tab/>val id = key("id") autogenerated (_.id)</text:span></text:p><text:p text:style-name="Standard"><text:span text:style-name="Example"><text:tab/>val title = column("title") to (_.title)</text:span></text:p><text:p text:style-name="Standard"><text:span text:style-name="Example"><text:tab/>val description = column("description") to (_.description)</text:span></text:p><text:p text:style-name="Standard"><text:span text:style-name="Example"><text:tab/>val attributes = manytomany(AttributeEntity) to (_.attributes)</text:span></text:p><text:p text:style-name="Standard"><text:span text:style-name="Example"><text:span text:style-name="T1"><text:tab/>val categories = manytomany(CategoryEntity) to (_.categories)</text:span></text:span></text:p><text:p text:style-name="Standard"><text:span text:style-name="Example"><text:span text:style-name="T1"/></text:span></text:p><text:p text:style-name="Standard"><text:span text:style-name="Example"><text:tab/>def constructor(implicit m) = new Product(title, description, attributes, </text:span><text:span text:style-name="Example"><text:span text:style-name="T1">categories</text:span></text:span><text:span text:style-name="Example">) with IntId with Persisted {</text:span></text:p><text:p text:style-name="Standard"><text:span text:style-name="Example"><text:tab/><text:tab/>val id: Int = ProductEntity.id</text:span></text:p><text:p text:style-name="Standard"><text:span text:style-name="Example"><text:tab/>}</text:span></text:p><text:p text:style-name="Standard"><text:span text:style-name="Example">}</text:span></text:p><text:p text:style-name="Standard"><text:span text:style-name="Example"/></text:p><text:p text:style-name="Standard"><text:span text:style-name="Example">object </text:span><text:span text:style-name="Example"><text:span text:style-name="T1">CategoryEntity</text:span></text:span><text:span text:style-name="Example"> extends Entity[IntId, Category] {</text:span></text:p><text:p text:style-name="Standard"><text:span text:style-name="Example"><text:tab/>val id = key("id") autogenerated (_.id)</text:span></text:p><text:p text:style-name="Standard"><text:span text:style-name="Example"><text:tab/>val name = column("name") to (_.name) </text:span></text:p><text:p text:style-name="Standard"><text:span text:style-name="Example"><text:span text:style-name="T1"><text:tab/>val parent = manytoone(CategoryEntity) foreignkey "parent_id" </text:span></text:span></text:p><text:p text:style-name="Standard"><text:span text:style-name="Example"><text:span text:style-name="T1"><text:tab/><text:tab/><text:tab/><text:tab/>option (_.parent)</text:span></text:span></text:p><text:p text:style-name="Standard"><text:span text:style-name="Example"><text:span text:style-name="T1"/></text:span></text:p><text:p text:style-name="Standard"><text:span text:style-name="Example"><text:tab/>def constructor(implicit m) = new Category(name, parent) with Persisted with IntId {</text:span></text:p><text:p text:style-name="Standard"><text:span text:style-name="Example"><text:tab/><text:tab/>val id: Int = CategoryEntity.id</text:span></text:p><text:p text:style-name="Standard"><text:span text:style-name="Example"><text:tab/>}</text:span></text:p><text:p text:style-name="Standard"><text:span text:style-name="Example">}</text:span></text:p></draw:text-box></draw:frame><text:soft-page-break/></text:p>
      <text:p text:style-name="Standard">So, initially we added the many-to-many declaration to the ProductEntity mapping:</text:p>
      <text:p text:style-name="Standard"/>
      <text:p text:style-name="Standard"><text:span text:style-name="Example"><text:span text:style-name="T3">val categories = </text:span></text:span><text:span text:style-name="Example"><text:span text:style-name="T1">manytomany</text:span></text:span><text:span text:style-name="Example"><text:span text:style-name="T3">(CategoryEntity) to (_.categories)</text:span></text:span></text:p>
      <text:p text:style-name="Standard"><text:span text:style-name="Example"><text:span text:style-name="T1"/></text:span></text:p>
      <text:p text:style-name="P1">Then we used the 'val categories' to construct the Product instances. It is converted to a List[Category] via the 'implicit m:ValuesMap' variable which contains the values retrieved from the database:</text:p>
      <text:p text:style-name="P1"/>
      <text:p text:style-name="Standard"><text:span text:style-name="Example"><text:span text:style-name="T3">def constructor(implicit m) = new Product(title, description, attributes, </text:span></text:span><text:span text:style-name="Example"><text:span text:style-name="T1">categories</text:span></text:span><text:span text:style-name="Example"><text:span text:style-name="T3">) with IntId …</text:span></text:span></text:p>
      <text:p text:style-name="Standard"><text:span text:style-name="Example"><text:span text:style-name="T3"/></text:span></text:p>
      <text:p text:style-name="P1">We could implicitly do the conversion and some times this is preferable, i.e. if we would like the categories list to be sorted:</text:p>
      <text:p text:style-name="P1"/>
      <text:p text:style-name="Standard"><text:span text:style-name="Example"><text:span text:style-name="T3">def constructor(implicit m) = new Product(title, description, attributes, </text:span></text:span><text:span text:style-name="Example"><text:span text:style-name="T1">m(categories).toList.sortWith((c1,c2)=&gt;c1.name&lt;c2.name)</text:span></text:span><text:span text:style-name="Example"><text:span text:style-name="T3">) with IntId …</text:span></text:span></text:p>
      <text:p text:style-name="P1"><text:span text:style-name="Example"><text:span text:style-name="T3"/></text:span></text:p>
      <text:p text:style-name="P1">Finally we declared the CategoryEntity itself making sure the parent category is mapped as a many-to-one but is also optional.</text:p>
      <text:p text:style-name="P1"/>
      <text:p text:style-name="Standard"><text:span text:style-name="Example"><text:span text:style-name="T3">val parent = </text:span></text:span><text:span text:style-name="Example"><text:span text:style-name="T1">manytoone</text:span></text:span><text:span text:style-name="Example"><text:span text:style-name="T3">(CategoryEntity) </text:span></text:span><text:span text:style-name="Example"><text:span text:style-name="T1">foreignkey "parent_id" option (_.parent)</text:span></text:span></text:p>
      <text:p text:style-name="Standard"><text:span text:style-name="Example"><text:span text:style-name="T1"/></text:span></text:p>
      <text:p text:style-name="P1">The foreign key is “Category.parent_id” column and the name doesn't follow the default convention (it should have been “category_id”). Hence we need to explicitly define the foreign key. Also, since we map to an Option[Category], we use option(_.parent) to do the mapping.</text:p>
      <text:p text:style-name="P1"/>
      <text:p text:style-name="P1"><text:soft-page-break/>Now we are ready to create CategoryDao. Except from the CRUD methods that will be mixed in by <text:s/>the TransactionalCRUD trait, we also need methods to create hierarchies of categories. </text:p>
      <text:p text:style-name="P1"/>
      <text:p text:style-name="P1"><draw:frame draw:style-name="fr2" draw:name="Frame22" text:anchor-type="paragraph" draw:z-index="21"><draw:text-box fo:min-height="6.724cm" fo:min-width="16.642cm"><text:p text:style-name="Standard"><text:span text:style-name="Example">abstract class CategoriesDao extends </text:span></text:p><text:p text:style-name="Standard"><text:span text:style-name="Example"><text:tab/>TransactionalIntIdCRUD[Category] {</text:span></text:p><text:p text:style-name="Standard"><text:span text:style-name="Example"><text:tab/>protected val entity = CategoryEntity</text:span></text:p><text:p text:style-name="Standard"><text:span text:style-name="Example"><text:tab/>protected val queryDao: QueryDao</text:span></text:p><text:p text:style-name="Standard"><text:span text:style-name="Example"/></text:p><text:p text:style-name="Standard"><text:span text:style-name="Example"><text:tab/>import Query._</text:span></text:p><text:p text:style-name="Standard"><text:span text:style-name="Example"/></text:p><text:p text:style-name="Standard"><text:span text:style-name="Example"><text:tab/>// alias to category entity</text:span></text:p><text:p text:style-name="Standard"><text:span text:style-name="Example"><text:tab/>private val c = entity</text:span></text:p><text:p text:style-name="Standard"><text:span text:style-name="Example"/></text:p><text:p text:style-name="Standard"><text:span text:style-name="Example"><text:span text:style-name="T1"><text:tab/>def getOrCreate(name: String, </text:span></text:span></text:p><text:p text:style-name="Standard"><text:span text:style-name="Example"><text:span text:style-name="T1"><text:tab/><text:tab/>parent: Option[Category]): Category </text:span></text:span><text:span text:style-name="Example">= {</text:span></text:p><text:p text:style-name="Standard"><text:span text:style-name="Example"><text:tab/><text:tab/><text:tab/>val q = (</text:span></text:p><text:p text:style-name="Standard"><text:span text:style-name="Example"><text:tab/><text:tab/><text:tab/><text:tab/>select</text:span></text:p><text:p text:style-name="Standard"><text:span text:style-name="Example"><text:tab/><text:tab/><text:tab/><text:tab/>from c</text:span></text:p><text:p text:style-name="Standard"><text:span text:style-name="Example"><text:tab/><text:tab/><text:tab/><text:tab/>where c.name === name </text:span></text:p><text:p text:style-name="Standard"><text:span text:style-name="Example"><text:tab/><text:tab/><text:tab/><text:tab/>and c.parent === parent.getOrElse(null)</text:span></text:p><text:p text:style-name="Standard"><text:span text:style-name="Example"><text:tab/><text:tab/><text:tab/>)</text:span></text:p><text:p text:style-name="Standard"><text:span text:style-name="Example"><text:tab/><text:tab/>queryDao.querySingleResult(q).getOrElse(</text:span></text:p><text:p text:style-name="Standard"><text:span text:style-name="Example"><text:tab/><text:tab/><text:tab/>create(Category(name, parent)))</text:span></text:p><text:p text:style-name="Standard"><text:span text:style-name="Example"><text:tab/><text:tab/>}</text:span></text:p><text:p text:style-name="Standard"><text:span text:style-name="Example"/></text:p><text:p text:style-name="Standard"><text:span text:style-name="Example"><text:tab/></text:span><text:span text:style-name="Example"><text:span text:style-name="T1">def createHierarchy(categories: List[String]): Category</text:span></text:span><text:span text:style-name="Example"> =</text:span></text:p><text:p text:style-name="Standard"><text:span text:style-name="Example"><text:tab/><text:tab/>{</text:span></text:p><text:p text:style-name="Standard"><text:span text:style-name="Example"><text:tab/><text:tab/><text:tab/>def createHierarchy(categories: List[String], </text:span></text:p><text:p text:style-name="Standard"><text:span text:style-name="Example"><text:tab/><text:tab/><text:tab/><text:tab/>parent: Option[Category]): Category =</text:span></text:p><text:p text:style-name="Standard"><text:span text:style-name="Example"><text:tab/><text:tab/><text:tab/><text:tab/>{</text:span></text:p><text:p text:style-name="Standard"><text:span text:style-name="Example"><text:tab/><text:tab/><text:tab/><text:tab/><text:tab/>val newParent = getOrCreate(</text:span></text:p><text:p text:style-name="Standard"><text:span text:style-name="Example"><text:tab/><text:tab/><text:tab/><text:tab/><text:tab/><text:tab/>categories.head, parent)</text:span></text:p><text:p text:style-name="Standard"><text:span text:style-name="Example"><text:tab/><text:tab/><text:tab/><text:tab/><text:tab/>if (categories.tail.isEmpty) </text:span></text:p><text:p text:style-name="Standard"><text:span text:style-name="Example"><text:tab/><text:tab/><text:tab/><text:tab/><text:tab/><text:tab/>newParent </text:span></text:p><text:p text:style-name="Standard"><text:span text:style-name="Example"><text:tab/><text:tab/><text:tab/><text:tab/><text:tab/>else </text:span></text:p><text:p text:style-name="Standard"><text:span text:style-name="Example"><text:tab/><text:tab/><text:tab/><text:tab/><text:tab/><text:tab/>createHierarchy(</text:span></text:p><text:p text:style-name="Standard"><text:span text:style-name="Example"><text:tab/><text:tab/><text:tab/><text:tab/><text:tab/><text:tab/><text:tab/>categories.tail, </text:span></text:p><text:p text:style-name="Standard"><text:span text:style-name="Example"><text:tab/><text:tab/><text:tab/><text:tab/><text:tab/><text:tab/><text:tab/>Some(newParent))</text:span></text:p><text:p text:style-name="Standard"><text:span text:style-name="Example"><text:tab/><text:tab/><text:tab/><text:tab/>}</text:span></text:p><text:p text:style-name="Standard"><text:span text:style-name="Example"><text:tab/><text:tab/><text:tab/>createHierarchy(categories, None)</text:span></text:p><text:p text:style-name="Standard"><text:span text:style-name="Example"><text:tab/><text:tab/>}</text:span></text:p><text:p text:style-name="Standard"><text:span text:style-name="Example">}</text:span></text:p></draw:text-box></draw:frame></text:p>
      <text:p text:style-name="P1">The getOrCreate method gets (from the database) or creates a category. The createHierarchy takes a list of Strings and returns the persisted category or creates the hierarchy in the database. i.e. createHierarchy(List(“TV”,”46' TVs”)) will create Category(“46' Tvs”,Some(Category(“TV”,None))) and persist it.</text:p>
      <text:p text:style-name="P1"/>
      <text:p text:style-name="P1">Now this dao comes very handy:</text:p>
      <text:p text:style-name="P1"/>
      <text:p text:style-name="P1"><draw:frame draw:style-name="fr2" draw:name="Frame23" text:anchor-type="paragraph" draw:z-index="22"><draw:text-box fo:min-height="5.38cm" fo:min-width="17.127cm"><text:p text:style-name="Standard"><text:span text:style-name="Example">val cat1 = categoriesDao.createHierarchy(List("Operating Systems", "iMac"))</text:span></text:p><text:p text:style-name="Standard"><text:span text:style-name="Example"/></text:p><text:p text:style-name="Standard"><text:span text:style-name="Example">val cat2 = categoriesDao.createHierarchy(List("Operating Systems", "iMac", "Leopard"))</text:span></text:p><text:p text:style-name="Standard"><text:span text:style-name="Example"/></text:p><text:p text:style-name="Standard"><text:span text:style-name="Example">val categories = List(cat1)</text:span></text:p><text:p text:style-name="Standard"><text:span text:style-name="Example"/></text:p><text:p text:style-name="Standard"><text:span text:style-name="Example">val p1 = productsDao.create(Product("test1", "desc1", Set(), categories))</text:span></text:p><text:p text:style-name="Standard"><text:span text:style-name="Example"/></text:p><text:p text:style-name="Standard"><text:span text:style-name="Example">val updated=productsDao.update(p1,Product("test1", "desc1", Set(),List(cat1,cat2))</text:span></text:p><text:p text:style-name="Standard"><text:span text:style-name="Example"/></text:p></draw:text-box></draw:frame><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Example" style:family="text">
      <style:text-properties style:font-name="DejaVu Sans Mono" fo:font-size="11pt" fo:background-color="transparent" style:font-name-asian="WenQuanYi Micro Hei1" style:font-size-asian="10.5pt"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lackbg" style:family="graphic">
      <style:graphic-properties style:wrap="none" fo:background-color="#000000" style:background-transparency="0%">
        <style:background-image/>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nstantinos Kougios</meta:initial-creator>
    <meta:creation-date>2011-12-29T21:07:52</meta:creation-date>
    <dc:date>2012-04-30T22:12:50</dc:date>
    <dc:creator>Konstantinos Kougios</dc:creator>
    <meta:editing-duration>P1DT6H33M54S</meta:editing-duration>
    <meta:editing-cycles>269</meta:editing-cycles>
    <meta:generator>LibreOffice/3.5$Linux_X86_64 LibreOffice_project/350m1$Build-202</meta:generator>
    <meta:document-statistic meta:table-count="0" meta:image-count="0" meta:object-count="0" meta:page-count="13" meta:paragraph-count="311" meta:word-count="2941" meta:character-count="20376" meta:non-whitespace-character-count="17469"/>
  </office:meta>
</office:document-meta>
</file>